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P3" style:parent-style-name="ListParagraph" style:list-style-name="WWNum1" style:family="paragraph"/>
    <style:style style:name="P4" style:parent-style-name="ListParagraph" style:list-style-name="WWNum1" style:family="paragraph"/>
    <style:style style:name="P5" style:parent-style-name="ListParagraph" style:list-style-name="WWNum1" style:family="paragraph"/>
    <style:style style:name="P6" style:parent-style-name="ListParagraph" style:list-style-name="WWNum1" style:family="paragraph"/>
    <style:style style:name="P7" style:parent-style-name="ListParagraph" style:list-style-name="WWNum1" style:family="paragraph"/>
    <style:style style:name="P8" style:parent-style-name="ListParagraph" style:list-style-name="WWNum1" style:family="paragraph"/>
    <style:style style:name="P9" style:parent-style-name="ListParagraph" style:list-style-name="WWNum1" style:family="paragraph"/>
    <style:style style:name="P10" style:parent-style-name="ListParagraph" style:list-style-name="WWNum1" style:family="paragraph"/>
    <style:style style:name="P11" style:parent-style-name="ListParagraph" style:list-style-name="WWNum1" style:family="paragraph"/>
    <style:style style:name="P12" style:parent-style-name="ListParagraph" style:list-style-name="WWNum2" style:family="paragraph"/>
    <style:style style:name="P13" style:parent-style-name="ListParagraph" style:list-style-name="WWNum2" style:family="paragraph"/>
    <style:style style:name="P14" style:parent-style-name="ListParagraph" style:list-style-name="WWNum2" style:family="paragraph"/>
    <style:style style:name="T15" style:parent-style-name="DefaultParagraphFont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fo:font-weight="bold" style:font-weight-asian="bold"/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  <style:style style:name="T19" style:parent-style-name="DefaultParagraphFont" style:family="text">
      <style:text-properties fo:font-weight="bold" style:font-weight-asian="bold" fo:font-style="italic" style:font-style-asian="italic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<text:span text:style-name="T2">Writing Essays!!</text:span></text:p>
      <text:p text:style-name="Standard">Single page. Double spaced.</text:p>
      <text:p text:style-name="Standard">Metaphor:</text:p>
      <text:p text:style-name="Standard">Five-paragraph essay – Tricycle</text:p>
      <text:p text:style-name="Standard">Multi-paragraph essay – Bicycle</text:p>
      <text:p text:style-name="Standard">Too much information in one paragraph.</text:p>
      <text:p text:style-name="Standard"/>
      <text:p text:style-name="Standard">Think of the essay as a<text:s/>map to the thesis. When the map is not chunked, it sucks to read it.</text:p>
      <text:p text:style-name="Standard"/>
      <text:p text:style-name="Standard">Eleven paragraph essay.</text:p>
      <text:list text:style-name="WWNum1">
        <text:list-item>
          <text:p text:style-name="P3">Burger</text:p>
        </text:list-item>
        <text:list-item>
          <text:p text:style-name="P4"><text:tab/>Intro</text:p>
        </text:list-item>
        <text:list-item>
          <text:p text:style-name="P5"><text:tab/>Para 1</text:p>
        </text:list-item>
        <text:list-item>
          <text:p text:style-name="P6"><text:tab/>Para 2</text:p>
        </text:list-item>
        <text:list-item>
          <text:p text:style-name="P7"><text:tab/>Para 3</text:p>
        </text:list-item>
        <text:list-item>
          <text:p text:style-name="P8"><text:tab/>Conclusion</text:p>
        </text:list-item>
        <text:list-item>
          <text:p text:style-name="P9">Kebab</text:p>
        </text:list-item>
        <text:list-item>
          <text:p text:style-name="P10"><text:tab/>Stick = Thesis</text:p>
        </text:list-item>
        <text:list-item>
          <text:p text:style-name="P11"><text:tab/>Cherry tomatoes at the top and bottom</text:p>
        </text:list-item>
      </text:list>
      <text:p text:style-name="Standard"/>
      <text:p text:style-name="Standard">Example essay:</text:p>
      <text:p text:style-name="Standard">Santa Claus is real!</text:p>
      <text:list text:style-name="WWNum2">
        <text:list-item text:start-value="1">
          <text:p text:style-name="P12">You see him</text:p>
        </text:list-item>
        <text:list-item>
          <text:p text:style-name="P13">People have told me</text:p>
        </text:list-item>
        <text:list-item>
          <text:p text:style-name="P14">Presents</text:p>
        </text:list-item>
      </text:list>
      <text:p text:style-name="Standard"/>
      <text:p text:style-name="Standard"/>
      <text:p text:style-name="Standard"/>
      <text:p text:style-name="Standard"/>
      <text:p text:style-name="Standard"><text:span text:style-name="T15">Essay Do’s and do not’s!</text:span></text:p>
      <text:p text:style-name="Standard"><text:span text:style-name="T16">Don’t</text:span></text:p>
      <text:p text:style-name="Standard">Summarize the plot (assume the reader has some knowledge of the text, has read it)</text:p>
      <text:p text:style-name="Standard">Prove that character, setting, or themes exist</text:p>
      <text:p text:style-name="Standard">Use personal pronouns</text:p>
      <text:p text:style-name="Standard">Don’t discuss the essay or its parts.</text:p>
      <text:p text:style-name="Standard">No<text:s/>contractions.</text:p>
      <text:p text:style-name="Standard">Introduce new points/information in your conclusion</text:p>
      <text:p text:style-name="Standard"/>
      <text:p text:style-name="Standard"><text:span text:style-name="T17">Do</text:span></text:p>
      <text:p text:style-name="Standard">Indent new paragraphs</text:p>
      <text:p text:style-name="Standard">Double-space</text:p>
      <text:p text:style-name="Standard">Use one side of the paper only.</text:p>
      <text:p text:style-name="Standard">Underline the book title!</text:p>
      <text:p text:style-name="Standard">Provide proper context for quotations</text:p>
      <text:p text:style-name="Standard">Quotations longer than<text:s/>three lines have to be indented and single spaced.</text:p>
      <text:p text:style-name="Standard"/>
      <text:p text:style-name="Standard"><text:span text:style-name="T18">REMEMBER</text:span></text:p>
      <text:p text:style-name="Standard">Quality not quantity.</text:p>
      <text:p text:style-name="Standard"/>
      <text:p text:style-name="Standard"><text:span text:style-name="T19">Topics</text:span></text:p>
      <text:p text:style-name="Standard">“You get what you deserve”. Describe how it applies to the characters in A Tale of Two Cities.</text:p>
      <text:p text:style-name="Standard">Discuss the importance of minor characters in the theme of resurrection in the novel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5in"/>
      <style:text-properties style:font-name="Calibri" style:font-name-asian="DejaVu Sans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CA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complex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-complex="Calibri"/>
    </style:style>
    <style:style style:name="ListLabel2" style:display-name="ListLabel 2" style:family="text">
      <style:text-properties style:font-name-complex="Courier New"/>
    </style:style>
    <style:style style:name="WW_CharLFO1LVL1" style:family="text">
      <style:text-properties style:font-name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ack</meta:initial-creator>
    <dc:creator>Jack McCracken</dc:creator>
    <meta:creation-date>2012-11-05T16:17:00Z</meta:creation-date>
    <dc:date>2014-06-23T00:38:00Z</dc:date>
    <meta:template xlink:href="Normal.dotm" xlink:type="simple"/>
    <meta:editing-cycles>17</meta:editing-cycles>
    <meta:editing-duration>PT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2" meta:word-count="177" meta:character-count="1188" meta:row-count="8" meta:non-whitespace-character-count="1013"/>
  </office:meta>
</office:document-meta>
</file>